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BD0000005780074AFEF1F9631A.gif" manifest:media-type="image/gif"/>
  <manifest:file-entry manifest:full-path="Pictures/100000000000021A000000EB6285872D98976191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:</text:span><text:span text:style-name="T1"><text:line-break/></text:span><text:span text:style-name="T1">Lenguajes de marcado.</text:span><text:span text:style-name="T1"><text:line-break/></text:span><text:span text:style-name="T1">Markdown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draw:style-name="gr1" draw:text-style-name="P1" draw:layer="layout" svg:width="7.725cm" svg:height="3.556cm" svg:x="18.796cm" svg:y="16.002cm">
          <draw:image xlink:href="Pictures/10000200000000BD0000005780074AFEF1F9631A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01T09:39:29.343595829</dc:date>
    <meta:editing-duration>P7DT21H11M50S</meta:editing-duration>
    <meta:editing-cycles>499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